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d pred_model with threshold = 1728</text:p>
      <text:p text:style-name="Standard"/>
      <text:p text:style-name="Standard">Balanced Accuracy: 0.8849557522123894</text:p>
      <text:p text:style-name="Standard">Precision: 1.0</text:p>
      <text:p text:style-name="Standard">Recall: 0.8849557522123894</text:p>
      <text:p text:style-name="Standard">F-score: 0.9389671361502347</text:p>
      <text:p text:style-name="Standard"/>
      <text:p text:style-name="Standard"><text:s/>Confusion Matrix:</text:p>
      <text:p text:style-name="Standard"/>
      <text:p text:style-name="Standard">[[100 <text:s/>13]</text:p>
      <text:p text:style-name="Standard"><text:s/>[ <text:s/>0 <text:s text:c="2"/>0]]</text:p>
      <text:p text:style-name="Standard"/>
      <text:p text:style-name="Standard">Legend </text:p>
      <text:p text:style-name="Standard">[TN <text:s/>FP]</text:p>
      <text:p text:style-name="Standard">[FN <text:s/>TP]</text:p>
      <text:p text:style-name="Standard"><text:s/>0 = TN + FP </text:p>
      <text:p text:style-name="Standard"><text:s/>1 = FN + TP</text:p>
      <text:p text:style-name="Standard"/>
      <text:p text:style-name="P1">Old pred_model with threshold = 4275</text:p>
      <text:p text:style-name="Standard"/>
      <text:p text:style-name="Standard">Balanced Accuracy: 0.8938053097345132</text:p>
      <text:p text:style-name="Standard">Precision: 1.0</text:p>
      <text:p text:style-name="Standard">Recall: 0.8938053097345132</text:p>
      <text:p text:style-name="Standard">F-score: 0.9439252336448598</text:p>
      <text:p text:style-name="Standard"/>
      <text:p text:style-name="Standard"><text:s/>Confusion Matrix:</text:p>
      <text:p text:style-name="Standard"/>
      <text:p text:style-name="Standard">[[101 <text:s/>12]</text:p>
      <text:p text:style-name="Standard"><text:s/>[ <text:s/>0 <text:s text:c="2"/>0]]</text:p>
      <text:p text:style-name="Standard"/>
      <text:p text:style-name="P2">model_engine_int8 with threshold = 1728</text:p>
      <text:p text:style-name="P3"/>
      <text:p text:style-name="P3">Balanced Accuracy: 1.0</text:p>
      <text:p text:style-name="P3">Precision: 1.0</text:p>
      <text:p text:style-name="P3">Recall: 1.0</text:p>
      <text:p text:style-name="P3">F-score: 1.0</text:p>
      <text:p text:style-name="P3"/>
      <text:p text:style-name="P3"><text:s/>Confusion Matrix:</text:p>
      <text:p text:style-name="P3"/>
      <text:p text:style-name="P3">[[113]]</text:p>
      <text:p text:style-name="P3"/>
      <text:p text:style-name="P2">model_engine_int8 with threshold = 4275</text:p>
      <text:p text:style-name="P3"/>
      <text:p text:style-name="P3">Balanced Accuracy: 1.0</text:p>
      <text:p text:style-name="P3">Precision: 1.0</text:p>
      <text:p text:style-name="P3">Recall: 1.0</text:p>
      <text:p text:style-name="P3">F-score: 1.0</text:p>
      <text:p text:style-name="P3"/>
      <text:p text:style-name="P3"><text:s/>Confusion Matrix:</text:p>
      <text:p text:style-name="P3"><text:soft-page-break/></text:p>
      <text:p text:style-name="P3">[[113]]</text:p>
      <text:p text:style-name="Standard"/>
      <text:p text:style-name="P1">model_engine_fp16 with threshold = 1728</text:p>
      <text:p text:style-name="Standard"/>
      <text:p text:style-name="Standard">Balanced Accuracy: 0.8584070796460177</text:p>
      <text:p text:style-name="Standard">Precision: 1.0</text:p>
      <text:p text:style-name="Standard">Recall: 0.8584070796460177</text:p>
      <text:p text:style-name="Standard">F-score: 0.9238095238095239</text:p>
      <text:p text:style-name="Standard"/>
      <text:p text:style-name="Standard"><text:s/>Confusion Matrix:</text:p>
      <text:p text:style-name="Standard"/>
      <text:p text:style-name="Standard">[[97 16]</text:p>
      <text:p text:style-name="Standard"><text:s/>[ 0 <text:s/>0]]</text:p>
      <text:p text:style-name="Standard"/>
      <text:p text:style-name="P1">model_engine_fp16 with threshold = 4275</text:p>
      <text:p text:style-name="Standard"/>
      <text:p text:style-name="Standard">Balanced Accuracy: 0.8761061946902655</text:p>
      <text:p text:style-name="Standard">Precision: 1.0</text:p>
      <text:p text:style-name="Standard">Recall: 0.8761061946902655</text:p>
      <text:p text:style-name="Standard">F-score: 0.9339622641509434</text:p>
      <text:p text:style-name="Standard"/>
      <text:p text:style-name="Standard"><text:s/>Confusion Matrix:</text:p>
      <text:p text:style-name="Standard"/>
      <text:p text:style-name="Standard">[[99 14]</text:p>
      <text:p text:style-name="Standard"><text:s/>[ 0 <text:s/>0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6T13:06:24.100792936</meta:creation-date>
    <dc:date>2024-09-26T13:15:35.028055875</dc:date>
    <meta:editing-duration>PT9M11S</meta:editing-duration>
    <meta:editing-cycles>1</meta:editing-cycles>
    <meta:document-statistic meta:table-count="0" meta:image-count="0" meta:object-count="0" meta:page-count="2" meta:paragraph-count="51" meta:word-count="135" meta:character-count="1008" meta:non-whitespace-character-count="898"/>
    <meta:generator>LibreOffice/6.4.7.2$Linux_AARCH64 LibreOffice_project/40$Build-2</meta:generator>
  </office:meta>
</office:document-meta>
</file>